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1._20_Light_20_Grey_20_Cover-title">
      <style:graphic-properties fo:min-height="3.756cm"/>
    </style:style>
    <style:style style:name="pr5" style:family="presentation" style:parent-style-name="_30_1._20_Light_20_Grey_20_Cover-notes">
      <style:graphic-properties draw:fill-color="#ffffff" fo:min-height="13.47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1._20_Light_20_Grey_20_Cover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756cm" svg:x="3.75cm" svg:y="7.244cm" presentation:class="title" presentation:placeholder="true">
          <draw:text-box/>
        </draw:frame>
        <draw:frame presentation:style-name="pr2" draw:layer="layout" svg:width="23cm" svg:height="12.18cm" svg:x="3.7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5" draw:text-style-name="P2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2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0H22M24S</meta:editing-duration>
    <meta:editing-cycles>100</meta:editing-cycles>
    <meta:generator>LibreOffice/5.0.5.2$Linux_X86_64 LibreOffice_project/00m0$Build-2</meta:generator>
    <dc:date>2016-03-09T13:17:45.204507890</dc:date>
    <dc:creator>Torben Voltmer</dc:creator>
    <meta:document-statistic meta:object-count="47"/>
  </office:meta>
</office:document-meta>
</file>